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DejaVu Sans" svg:font-family="'DejaVu Sans'" style:font-family-generic="swiss"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text-properties style:font-name="DejaVu Sans" style:text-underline-style="none" fo:font-weight="normal" officeooo:rsid="001b2014" officeooo:paragraph-rsid="0015fb23" style:font-weight-asian="normal" style:font-weight-complex="normal"/>
    </style:style>
    <style:style style:name="P2" style:family="paragraph" style:parent-style-name="Standard">
      <style:text-properties style:font-name="DejaVu Sans" style:text-underline-style="none" fo:font-weight="normal" officeooo:rsid="001b2014" officeooo:paragraph-rsid="0015fb23" style:font-weight-asian="normal" style:font-weight-complex="normal"/>
    </style:style>
    <style:style style:name="P3" style:family="paragraph" style:parent-style-name="Text_20_body">
      <style:text-properties style:font-name="DejaVu Sans" style:text-underline-style="none" fo:font-weight="normal" officeooo:rsid="001b2014" officeooo:paragraph-rsid="0015fb23" style:font-weight-asian="normal" style:font-weight-complex="normal"/>
    </style:style>
    <style:style style:name="P4" style:family="paragraph" style:parent-style-name="Text_20_body">
      <style:text-properties style:font-name="DejaVu Sans" style:text-underline-style="none" fo:font-weight="normal" officeooo:rsid="001b2014" officeooo:paragraph-rsid="00170a9b" style:font-weight-asian="normal" style:font-weight-complex="normal"/>
    </style:style>
    <style:style style:name="P5" style:family="paragraph" style:parent-style-name="Standard">
      <style:text-properties style:font-name="DejaVu Sans" style:text-underline-style="none" fo:font-weight="normal" officeooo:rsid="0016f33e" officeooo:paragraph-rsid="0015fb23" style:font-weight-asian="normal" style:font-weight-complex="normal"/>
    </style:style>
    <style:style style:name="P6" style:family="paragraph" style:parent-style-name="Standard">
      <style:text-properties style:font-name="DejaVu Sans" style:text-underline-style="none" fo:font-weight="normal" officeooo:rsid="001a77af" officeooo:paragraph-rsid="0015fb23" style:font-weight-asian="normal" style:font-weight-complex="normal"/>
    </style:style>
    <style:style style:name="P7" style:family="paragraph" style:parent-style-name="Standard">
      <style:paragraph-properties fo:text-align="center" style:justify-single-word="false"/>
      <style:text-properties style:font-name="DejaVu Sans" fo:font-size="14pt" officeooo:paragraph-rsid="0015fb23" style:font-size-asian="14pt" style:font-size-complex="14pt"/>
    </style:style>
    <style:style style:name="P8" style:family="paragraph" style:parent-style-name="Standard">
      <style:text-properties style:font-name="DejaVu Sans" style:text-underline-style="solid" style:text-underline-width="auto" style:text-underline-color="font-color" fo:font-weight="bold" officeooo:rsid="0016f33e" officeooo:paragraph-rsid="0015fb23" style:font-weight-asian="bold" style:font-weight-complex="bold"/>
    </style:style>
    <style:style style:name="P9" style:family="paragraph" style:parent-style-name="Standard">
      <style:text-properties style:font-name="DejaVu Sans" style:text-underline-style="solid" style:text-underline-width="auto" style:text-underline-color="font-color" fo:font-weight="bold" officeooo:rsid="001b2014" officeooo:paragraph-rsid="0015fb23" style:font-weight-asian="bold" style:font-weight-complex="bold"/>
    </style:style>
    <style:style style:name="P10" style:family="paragraph" style:parent-style-name="Standard">
      <style:text-properties style:font-name="DejaVu Sans" officeooo:paragraph-rsid="001aad4b"/>
    </style:style>
    <style:style style:name="P11" style:family="paragraph" style:parent-style-name="Standard">
      <style:text-properties style:font-name="DejaVu Sans" officeooo:rsid="0012a06e" officeooo:paragraph-rsid="001aad4b"/>
    </style:style>
    <style:style style:name="P12" style:family="paragraph" style:parent-style-name="Standard">
      <style:text-properties style:font-name="DejaVu Sans" officeooo:paragraph-rsid="001aad4b" fo:background-color="#ffffff" style:font-name-asian="Times New Roman" style:font-name-complex="Calibri"/>
    </style:style>
    <style:style style:name="P13" style:family="paragraph" style:parent-style-name="Standard">
      <style:text-properties style:font-name="DejaVu Sans" officeooo:rsid="001e2ecf" officeooo:paragraph-rsid="001e2ecf" style:font-name-complex="Calibri"/>
    </style:style>
    <style:style style:name="P14" style:family="paragraph" style:parent-style-name="Standard">
      <style:text-properties style:font-name="DejaVu Sans" officeooo:paragraph-rsid="001aad4b" style:font-name-complex="Calibri"/>
    </style:style>
    <style:style style:name="P15" style:family="paragraph" style:parent-style-name="Standard">
      <style:text-properties style:font-name="DejaVu Sans" officeooo:rsid="001bd28c" officeooo:paragraph-rsid="001bd28c"/>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DejaVu Sans" officeooo:paragraph-rsid="001bd28c"/>
    </style:style>
    <style:style style:name="P17"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style:font-name="DejaVu Sans" officeooo:paragraph-rsid="001aad4b"/>
    </style:style>
    <style:style style:name="P18" style:family="paragraph" style:parent-style-name="Standard">
      <style:text-properties style:font-name="DejaVu Sans" officeooo:paragraph-rsid="001e2ecf"/>
    </style:style>
    <style:style style:name="P19" style:family="paragraph" style:parent-style-name="Standard">
      <loext:graphic-properties draw:fill="solid" draw:fill-color="#ffffff"/>
      <style:paragraph-properties fo:margin-left="0cm" fo:margin-right="0cm" fo:margin-top="0cm" fo:margin-bottom="0.494cm" style:contextual-spacing="false" fo:line-height="100%" fo:text-align="start" style:justify-single-word="false" fo:orphans="2" fo:widows="2" fo:text-indent="0cm" style:auto-text-indent="false" fo:background-color="#ffffff"/>
      <style:text-properties style:font-name="DejaVu Sans" officeooo:paragraph-rsid="001ff6e2"/>
    </style:style>
    <style:style style:name="P20"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style:font-name="DejaVu Sans" fo:font-size="12pt" fo:font-style="italic" fo:font-weight="normal" officeooo:paragraph-rsid="0015fb23" style:font-size-asian="12pt" style:font-style-asian="italic" style:font-weight-asian="normal" style:font-size-complex="12pt" style:font-style-complex="italic" style:font-weight-complex="normal"/>
    </style:style>
    <style:style style:name="P21"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style:font-name="DejaVu Sans" fo:font-size="12pt" fo:font-style="italic" fo:font-weight="normal" officeooo:rsid="001aad4b" officeooo:paragraph-rsid="001aad4b"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DejaVu Sans" fo:font-size="26pt" fo:font-weight="bold" officeooo:paragraph-rsid="0015fb23" style:font-size-asian="26pt" style:font-weight-asian="bold" style:font-size-complex="26pt" style:font-weight-complex="bold"/>
    </style:style>
    <style:style style:name="P23" style:family="paragraph" style:parent-style-name="Standard">
      <style:paragraph-properties fo:text-align="center" style:justify-single-word="false"/>
      <style:text-properties style:font-name="DejaVu Sans" fo:font-style="italic" officeooo:paragraph-rsid="0015fb23" style:font-style-asian="italic" style:font-style-complex="italic"/>
    </style:style>
    <style:style style:name="P24" style:family="paragraph" style:parent-style-name="Standard">
      <style:paragraph-properties fo:text-align="center" style:justify-single-word="false"/>
      <style:text-properties style:font-name="DejaVu Sans" fo:font-size="16pt" fo:font-style="italic" fo:font-weight="bold" officeooo:paragraph-rsid="0015fb23" style:font-size-asian="16pt" style:font-style-asian="italic" style:font-weight-asian="bold" style:font-size-complex="16pt" style:font-style-complex="italic" style:font-weight-complex="bold"/>
    </style:style>
    <style:style style:name="P25" style:family="paragraph" style:parent-style-name="Standard">
      <style:paragraph-properties fo:text-align="center" style:justify-single-word="false"/>
      <style:text-properties style:font-name="DejaVu Sans" fo:font-size="13.5pt" fo:font-style="italic" fo:font-weight="bold" officeooo:paragraph-rsid="0015fb23" style:font-size-asian="13.5pt" style:font-style-asian="italic" style:font-weight-asian="bold" style:font-size-complex="13.5pt" style:font-style-complex="italic" style:font-weight-complex="bold"/>
    </style:style>
    <style:style style:name="P26" style:family="paragraph" style:parent-style-name="Standard">
      <style:paragraph-properties fo:text-align="center" style:justify-single-word="false"/>
      <style:text-properties style:font-name="DejaVu Sans" fo:font-size="13.5pt" fo:font-style="italic" fo:font-weight="bold" officeooo:rsid="001ff6e2" officeooo:paragraph-rsid="001ff6e2" style:font-size-asian="13.5pt" style:font-style-asian="italic" style:font-weight-asian="bold" style:font-size-complex="13.5pt" style:font-style-complex="italic" style:font-weight-complex="bold"/>
    </style:style>
    <style:style style:name="P27" style:family="paragraph" style:parent-style-name="Standard">
      <style:text-properties fo:color="#666666" loext:opacity="100%" style:font-name="DejaVu Sans" style:text-underline-style="none" fo:font-weight="normal" officeooo:rsid="001a77af" officeooo:paragraph-rsid="0015fb23" style:font-weight-asian="normal" style:font-weight-complex="normal"/>
    </style:style>
    <style:style style:name="P28" style:family="paragraph" style:parent-style-name="Standard">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DejaVu Sans" fo:font-size="9pt" fo:letter-spacing="normal" fo:font-style="normal" fo:font-weight="normal" officeooo:paragraph-rsid="0015fb23"/>
    </style:style>
    <style:style style:name="P29" style:family="paragraph" style:parent-style-name="Standard">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DejaVu Sans" fo:font-size="12pt" fo:letter-spacing="normal" fo:font-style="normal" fo:font-weight="normal" officeooo:rsid="00214c1c" officeooo:paragraph-rsid="0015fb23" style:font-size-asian="12pt" style:font-size-complex="12pt"/>
    </style:style>
    <style:style style:name="P30"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DejaVu Sans" fo:font-size="12pt" fo:letter-spacing="normal" fo:font-style="normal" fo:font-weight="normal" officeooo:rsid="00214c1c" officeooo:paragraph-rsid="0015fb23" style:font-size-asian="12pt" style:font-size-complex="12pt"/>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DejaVu Sans" fo:font-size="12pt" fo:letter-spacing="normal" fo:font-style="normal" fo:font-weight="normal" officeooo:rsid="00214c1c" officeooo:paragraph-rsid="0015fb23" style:font-size-asian="12pt" style:font-size-complex="12pt"/>
    </style:style>
    <style:style style:name="P32" style:family="paragraph" style:parent-style-name="Standard">
      <style:text-properties fo:font-variant="normal" fo:text-transform="none" fo:color="#c9211e" loext:opacity="100%" style:font-name="DejaVu Sans" fo:font-size="12pt" fo:letter-spacing="normal" fo:font-style="italic" style:text-underline-style="none" fo:font-weight="normal" officeooo:rsid="001b2014" officeooo:paragraph-rsid="0015fb23" style:font-size-asian="12pt" style:font-style-asian="italic" style:font-weight-asian="normal" style:font-size-complex="12pt" style:font-style-complex="italic" style:font-weight-complex="normal"/>
    </style:style>
    <style:style style:name="P33" style:family="paragraph" style:parent-style-name="Standard">
      <style:paragraph-properties fo:margin-left="0.794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paragraph-rsid="0015fb23" style:font-size-asian="12pt" style:font-size-complex="12pt"/>
    </style:style>
    <style:style style:name="P34" style:family="paragraph" style:parent-style-name="Standard">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paragraph-rsid="0015fb23" style:font-size-asian="12pt" style:font-size-complex="12pt"/>
    </style:style>
    <style:style style:name="P35" style:family="paragraph" style:parent-style-name="Standard">
      <style:paragraph-properties fo:margin-left="1.323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paragraph-rsid="0015fb23" style:font-size-asian="12pt" style:font-size-complex="12pt"/>
    </style:style>
    <style:style style:name="P36" style:family="paragraph" style:parent-style-name="Standard">
      <style:paragraph-properties fo:margin-left="1.852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paragraph-rsid="0015fb23" style:font-size-asian="12pt" style:font-size-complex="12pt"/>
    </style:style>
    <style:style style:name="P37" style:family="paragraph" style:parent-style-name="Standard">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rsid="00214c1c" officeooo:paragraph-rsid="0015fb23" style:font-size-asian="12pt" style:font-size-complex="12pt"/>
    </style:style>
    <style:style style:name="P38"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fo:font-weight="normal" officeooo:rsid="00214c1c" officeooo:paragraph-rsid="0015fb23" style:font-size-asian="12pt" style:font-size-complex="12pt"/>
    </style:style>
    <style:style style:name="P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2pt" fo:letter-spacing="normal" fo:font-style="normal" style:text-underline-style="none" fo:font-weight="normal" officeooo:rsid="001aad4b" officeooo:paragraph-rsid="001aad4b" style:font-size-asian="10.5pt" style:font-size-complex="12pt"/>
    </style:style>
    <style:style style:name="P40" style:family="paragraph" style:parent-style-name="Text_20_body">
      <style:paragraph-properties fo:margin-left="0.265cm" fo:margin-right="0cm" fo:margin-top="0cm" fo:margin-bottom="0cm" style:contextual-spacing="false" fo:text-align="start" style:justify-single-word="false" fo:orphans="2" fo:widows="2" fo:text-indent="0cm" style:auto-text-indent="false"/>
      <style:text-properties fo:font-variant="normal" fo:text-transform="none" fo:color="#c9211e" loext:opacity="100%" style:font-name="DejaVu Sans" fo:font-size="18pt" fo:letter-spacing="normal" fo:font-style="normal" style:text-underline-style="solid" style:text-underline-width="auto" style:text-underline-color="font-color" fo:font-weight="normal" officeooo:rsid="001aad4b" officeooo:paragraph-rsid="001aad4b" style:font-size-asian="18pt" style:font-size-complex="18pt"/>
    </style:style>
    <style:style style:name="P41" style:family="paragraph" style:parent-style-name="Standard">
      <style:text-properties fo:color="#c9211e" loext:opacity="100%" style:font-name="DejaVu Sans" fo:font-size="18pt" style:text-underline-style="solid" style:text-underline-width="auto" style:text-underline-color="font-color" fo:font-weight="bold" officeooo:rsid="001ff6e2" officeooo:paragraph-rsid="001ff6e2" style:font-size-asian="18pt" style:font-weight-asian="bold" style:font-size-complex="18pt" style:font-weight-complex="bold"/>
    </style:style>
    <style:style style:name="P42" style:family="paragraph" style:parent-style-name="Standard">
      <style:text-properties fo:color="#c9211e" loext:opacity="100%" style:font-name="DejaVu Sans" fo:font-size="18pt" style:text-underline-style="solid" style:text-underline-width="auto" style:text-underline-color="font-color" officeooo:rsid="001e650a" officeooo:paragraph-rsid="001e650a" style:font-name-asian="Times New Roman" style:font-size-asian="18pt" style:font-name-complex="Calibri" style:font-size-complex="18pt"/>
    </style:style>
    <style:style style:name="P43" style:family="paragraph" style:parent-style-name="Standard">
      <style:text-properties fo:color="#c9211e" loext:opacity="100%" style:font-name="DejaVu Sans" fo:font-size="18pt" style:text-underline-style="solid" style:text-underline-width="auto" style:text-underline-color="font-color" officeooo:rsid="001ff6e2" officeooo:paragraph-rsid="001ff6e2" style:font-size-asian="18pt" style:font-name-complex="Calibri" style:font-size-complex="18pt"/>
    </style:style>
    <style:style style:name="P44" style:family="paragraph" style:parent-style-name="Standard">
      <loext:graphic-properties draw:fill="solid" draw:fill-color="#ffffff"/>
      <style:paragraph-properties fo:margin-top="0cm" fo:margin-bottom="0.688cm" style:contextual-spacing="false" fo:line-height="100%" fo:background-color="#ffffff"/>
      <style:text-properties fo:color="#c9211e" loext:opacity="100%" style:font-name="DejaVu Sans" fo:font-size="12pt" style:text-underline-style="none" officeooo:rsid="001e650a" officeooo:paragraph-rsid="001e650a" style:font-size-asian="12pt" style:font-size-complex="12pt"/>
    </style:style>
    <style:style style:name="P45" style:family="paragraph" style:parent-style-name="Standard">
      <style:text-properties fo:color="#c9211e" loext:opacity="100%" style:text-line-through-style="none" style:text-line-through-type="none" fo:font-size="18pt" style:text-underline-style="solid" style:text-underline-width="auto" style:text-underline-color="font-color" officeooo:paragraph-rsid="001cbfbe" style:font-size-asian="18pt" style:font-size-complex="18pt"/>
    </style:style>
    <style:style style:name="P46" style:family="paragraph" style:parent-style-name="Standard">
      <style:text-properties officeooo:paragraph-rsid="001aad4b" style:font-name-complex="Calibri"/>
    </style:style>
    <style:style style:name="P47" style:family="paragraph" style:parent-style-name="Standard">
      <style:text-properties officeooo:rsid="001cbfbe" officeooo:paragraph-rsid="001cbfbe" style:font-name-complex="Calibri"/>
    </style:style>
    <style:style style:name="P48" style:family="paragraph" style:parent-style-name="Standard">
      <style:text-properties officeooo:paragraph-rsid="001aad4b"/>
    </style:style>
    <style:style style:name="P49" style:family="paragraph" style:parent-style-name="Standard">
      <loext:graphic-properties draw:fill="solid" draw:fill-color="#ffffff"/>
      <style:paragraph-properties fo:margin-top="0cm" fo:margin-bottom="0.688cm" style:contextual-spacing="false" fo:line-height="100%" fo:background-color="#ffffff"/>
      <style:text-properties officeooo:paragraph-rsid="001ff6e2"/>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5fb23"/>
    </style:style>
    <style:style style:name="P51" style:family="paragraph" style:parent-style-name="Standard">
      <style:text-properties style:text-underline-style="solid" style:text-underline-width="auto" style:text-underline-color="font-color" fo:font-weight="bold" officeooo:paragraph-rsid="001aad4b" style:font-weight-asian="bold" style:font-name-complex="Calibri" style:font-weight-complex="bold"/>
    </style:style>
    <style:style style:name="P52" style:family="paragraph" style:parent-style-name="Standard">
      <style:text-properties fo:color="#000000" loext:opacity="100%" style:font-name="DejaVu Sans" fo:font-style="italic" officeooo:paragraph-rsid="001e2ecf" fo:background-color="#ffffff" style:font-name-asian="Times New Roman" style:font-style-asian="italic" style:font-name-complex="Calibri" style:font-style-complex="italic"/>
    </style:style>
    <style:style style:name="P53" style:family="paragraph" style:parent-style-name="Standard">
      <style:text-properties fo:color="#000000" loext:opacity="100%" style:font-name="DejaVu Sans" officeooo:paragraph-rsid="001aad4b" fo:background-color="#ffffff" style:font-name-asian="Times New Roman" style:font-name-complex="Calibri"/>
    </style:style>
    <style:style style:name="P54" style:family="paragraph" style:parent-style-name="Standard">
      <style:text-properties fo:color="#000000" loext:opacity="100%" style:font-name="DejaVu Sans" officeooo:paragraph-rsid="001aad4b" style:font-name-asian="Times New Roman" style:font-name-complex="Calibri"/>
    </style:style>
    <style:style style:name="P55" style:family="paragraph" style:parent-style-name="Standard">
      <style:text-properties fo:color="#000000" loext:opacity="100%" style:font-name="DejaVu Sans" fo:font-size="12pt" style:text-underline-style="none" officeooo:rsid="001ff6e2" officeooo:paragraph-rsid="001ff6e2" style:font-size-asian="10.5pt" style:font-name-complex="Calibri" style:font-size-complex="12pt"/>
    </style:style>
    <style:style style:name="P56" style:family="paragraph" style:parent-style-name="Standard">
      <loext:graphic-properties draw:fill="solid" draw:fill-color="#ffffff"/>
      <style:paragraph-properties fo:margin-top="0cm" fo:margin-bottom="0.688cm" style:contextual-spacing="false" fo:line-height="100%" fo:background-color="#ffffff"/>
      <style:text-properties fo:color="#222222" loext:opacity="100%" style:font-name="DejaVu Sans" fo:font-size="12pt" style:text-underline-style="none" officeooo:rsid="001e650a" officeooo:paragraph-rsid="001e650a" style:font-name-asian="Times New Roman" style:font-size-asian="12pt" style:language-asian="fr" style:country-asian="FR" style:font-name-complex="Times New Roman" style:font-size-complex="12pt"/>
    </style:style>
    <style:style style:name="P57" style:family="paragraph" style:parent-style-name="Standard" style:list-style-name="L1">
      <style:paragraph-properties fo:text-align="center" style:justify-single-word="false"/>
      <style:text-properties style:font-name="DejaVu Sans" fo:font-size="13.5pt" fo:font-style="italic" fo:font-weight="bold" officeooo:rsid="001ff6e2" officeooo:paragraph-rsid="001ff6e2" style:font-size-asian="13.5pt" style:font-style-asian="italic" style:font-weight-asian="bold" style:font-size-complex="13.5pt" style:font-style-complex="italic" style:font-weight-complex="bold"/>
    </style:style>
    <style:style style:name="T1" style:family="text">
      <style:text-properties fo:font-variant="normal" fo:text-transform="none" fo:color="#000000" loext:opacity="100%" style:font-name="DejaVu Sans" fo:font-size="12pt" fo:letter-spacing="normal" fo:font-style="normal" style:font-size-asian="12pt" style:font-size-complex="12pt" loext:padding="0cm" loext:border="none"/>
    </style:style>
    <style:style style:name="T2" style:family="text">
      <style:text-properties fo:font-variant="normal" fo:text-transform="none" fo:color="#000000" loext:opacity="100%" style:font-name="DejaVu Sans" fo:font-size="12pt" fo:letter-spacing="normal" fo:font-style="normal" officeooo:rsid="001ca8b4" style:font-size-asian="12pt" style:font-size-complex="12pt" loext:padding="0cm" loext:border="none"/>
    </style:style>
    <style:style style:name="T3" style:family="text">
      <style:text-properties fo:font-variant="normal" fo:text-transform="none" fo:color="#000000" loext:opacity="100%" style:font-name="DejaVu Sans" fo:font-size="12pt" fo:letter-spacing="normal" fo:font-style="normal" officeooo:rsid="001e3576" style:font-size-asian="12pt" style:font-size-complex="12pt" loext:padding="0cm" loext:border="none"/>
    </style:style>
    <style:style style:name="T4" style:family="text">
      <style:text-properties fo:font-variant="normal" fo:text-transform="none" fo:color="#000000" loext:opacity="100%" style:font-name="DejaVu Sans" fo:font-size="12pt" fo:letter-spacing="normal" fo:font-style="normal" officeooo:rsid="001f848f" style:font-size-asian="12pt" style:font-size-complex="12pt" loext:padding="0cm" loext:border="none"/>
    </style:style>
    <style:style style:name="T5" style:family="text">
      <style:text-properties fo:font-variant="normal" fo:text-transform="none" fo:color="#000000" loext:opacity="100%" style:font-name="DejaVu Sans" fo:font-size="12pt" fo:letter-spacing="normal" fo:font-style="normal" officeooo:rsid="00214c1c" style:font-size-asian="12pt" style:font-size-complex="12pt" loext:padding="0cm" loext:border="none"/>
    </style:style>
    <style:style style:name="T6" style:family="text">
      <style:text-properties fo:font-variant="normal" fo:text-transform="none" fo:color="#000000" loext:opacity="100%" style:font-name="DejaVu Sans" fo:font-size="12pt" fo:letter-spacing="normal" fo:font-style="normal" officeooo:rsid="00170a9b" style:font-size-asian="12pt" style:font-size-complex="12pt" loext:padding="0cm" loext:border="none"/>
    </style:style>
    <style:style style:name="T7" style:family="text">
      <style:text-properties fo:font-variant="normal" fo:text-transform="none" fo:color="#000000" loext:opacity="100%" style:font-name="DejaVu Sans" fo:font-size="12pt" fo:letter-spacing="normal" fo:font-style="normal" officeooo:rsid="00177398" style:font-size-asian="12pt" style:font-size-complex="12pt" loext:padding="0cm" loext:border="none"/>
    </style:style>
    <style:style style:name="T8" style:family="text">
      <style:text-properties fo:font-variant="normal" fo:text-transform="none" fo:color="#000000" loext:opacity="100%" style:font-name="DejaVu Sans" fo:font-size="12pt" fo:letter-spacing="normal" fo:font-style="normal" style:font-size-asian="10.5pt" style:font-size-complex="12pt" loext:padding="0cm" loext:border="none"/>
    </style:style>
    <style:style style:name="T9" style:family="text">
      <style:text-properties fo:font-variant="normal" fo:text-transform="none" fo:color="#333333" loext:opacity="100%" style:font-name="DejaVu Sans" fo:font-size="10.5pt" fo:letter-spacing="normal" fo:font-style="normal" style:font-size-asian="10.5pt" style:font-size-complex="10.5pt" loext:padding="0cm" loext:border="none"/>
    </style:style>
    <style:style style:name="T10" style:family="text">
      <style:text-properties fo:font-variant="normal" fo:text-transform="none" fo:color="#333333" loext:opacity="100%" style:font-name="DejaVu Sans" fo:font-size="12pt" fo:letter-spacing="normal" fo:font-style="normal" style:font-size-asian="10.5pt" style:font-size-complex="12pt" loext:padding="0cm" loext:border="none"/>
    </style:style>
    <style:style style:name="T11" style:family="text">
      <style:text-properties fo:font-variant="normal" fo:text-transform="none" fo:color="#555555" loext:opacity="100%" style:font-name="DejaVu Sans" fo:font-size="12pt" fo:letter-spacing="normal" fo:font-style="normal" officeooo:rsid="001ca8b4" style:font-size-asian="12pt" style:font-size-complex="12pt" loext:padding="0cm" loext:border="none"/>
    </style:style>
    <style:style style:name="T12" style:family="text">
      <style:text-properties fo:font-variant="normal" fo:text-transform="none" fo:color="#555555" loext:opacity="100%" style:font-name="DejaVu Sans" fo:font-size="10.5pt" fo:letter-spacing="normal" fo:font-style="normal" officeooo:rsid="001ca8b4" style:font-size-asian="12pt" style:font-size-complex="12pt" loext:padding="0cm" loext:border="none"/>
    </style:style>
    <style:style style:name="T13" style:family="text">
      <style:text-properties fo:font-variant="normal" fo:text-transform="none" fo:color="#c9211e" loext:opacity="100%" style:font-name="DejaVu Sans" fo:font-size="12pt" fo:letter-spacing="normal" fo:font-style="normal" style:font-size-asian="12pt" style:font-size-complex="12pt" loext:padding="0cm" loext:border="none"/>
    </style:style>
    <style:style style:name="T14" style:family="text">
      <style:text-properties fo:font-variant="normal" fo:text-transform="none" fo:color="#c9211e" loext:opacity="100%" style:font-name="DejaVu Sans" fo:font-size="12pt" fo:letter-spacing="normal" fo:font-style="normal" officeooo:rsid="00214c1c" style:font-size-asian="12pt" style:font-size-complex="12pt" loext:padding="0cm" loext:border="none"/>
    </style:style>
    <style:style style:name="T15" style:family="text">
      <style:text-properties officeooo:rsid="001a77af"/>
    </style:style>
    <style:style style:name="T16" style:family="text">
      <style:text-properties officeooo:rsid="00177588"/>
    </style:style>
    <style:style style:name="T17" style:family="text">
      <style:text-properties fo:font-weight="bold"/>
    </style:style>
    <style:style style:name="T18" style:family="text">
      <style:text-properties officeooo:rsid="0015fb23"/>
    </style:style>
    <style:style style:name="T19" style:family="text">
      <style:text-properties style:font-name="DejaVu Sans"/>
    </style:style>
    <style:style style:name="T20" style:family="text">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DejaVu Sans" style:font-name-complex="Calibri"/>
    </style:style>
    <style:style style:name="T22" style:family="text">
      <style:text-properties style:font-name="DejaVu Sans" officeooo:rsid="001bd28c"/>
    </style:style>
    <style:style style:name="T23" style:family="text">
      <style:text-properties officeooo:rsid="00170a9b"/>
    </style:style>
    <style:style style:name="T24" style:family="text">
      <style:text-properties fo:font-size="12pt" fo:font-style="italic" fo:font-weight="normal" style:font-size-asian="12pt" style:font-style-asian="italic" style:font-weight-asian="normal" style:font-name-complex="Calibri" style:font-size-complex="12pt" style:font-style-complex="italic" style:font-weight-complex="normal"/>
    </style:style>
    <style:style style:name="T25" style:family="text">
      <style:text-properties fo:color="#000000" loext:opacity="100%" fo:background-color="#ffffff" loext:char-shading-value="0" style:font-name-asian="Times New Roman" style:font-name-complex="Calibri"/>
    </style:style>
    <style:style style:name="T26" style:family="text">
      <style:text-properties fo:color="#000000" loext:opacity="100%" style:font-name-asian="Times New Roman" style:font-name-complex="Calibri"/>
    </style:style>
    <style:style style:name="T27" style:family="text">
      <style:text-properties fo:color="#000000" loext:opacity="100%" officeooo:rsid="001e650a" style:font-name-asian="Times New Roman" style:font-name-complex="Calibri"/>
    </style:style>
    <style:style style:name="T28" style:family="text">
      <style:text-properties fo:color="#000000" loext:opacity="100%" fo:font-style="italic" fo:background-color="#ffffff" loext:char-shading-value="0" style:font-name-asian="Times New Roman" style:font-style-asian="italic" style:font-name-complex="Calibri" style:font-style-complex="italic"/>
    </style:style>
    <style:style style:name="T29" style:family="text">
      <style:text-properties fo:color="#000000" loext:opacity="100%" style:font-name="DejaVu Sans" fo:background-color="#ffffff" loext:char-shading-value="0" style:font-name-asian="Times New Roman" style:font-name-complex="Calibri"/>
    </style:style>
    <style:style style:name="T30" style:family="text">
      <style:text-properties fo:color="#000000" loext:opacity="100%" style:font-name="DejaVu Sans" officeooo:rsid="001bd28c" fo:background-color="#ffffff" loext:char-shading-value="0" style:font-name-asian="Times New Roman" style:font-name-complex="Calibri"/>
    </style:style>
    <style:style style:name="T31" style:family="text">
      <style:text-properties fo:color="#000000" loext:opacity="100%" style:font-name="DejaVu Sans" style:font-name-asian="Times New Roman" style:font-name-complex="Calibri"/>
    </style:style>
    <style:style style:name="T32" style:family="text">
      <style:text-properties officeooo:rsid="001aad4b"/>
    </style:style>
    <style:style style:name="T33" style:family="text">
      <style:text-properties style:font-name-complex="Calibri"/>
    </style:style>
    <style:style style:name="T34" style:family="text">
      <style:text-properties officeooo:rsid="001cbfbe" style:font-name-complex="Calibri"/>
    </style:style>
    <style:style style:name="T35" style:family="text">
      <style:text-properties officeooo:rsid="001e2ecf" style:font-name-complex="Calibri"/>
    </style:style>
    <style:style style:name="T36" style:family="text">
      <style:text-properties officeooo:rsid="001e650a" style:font-name-complex="Calibri"/>
    </style:style>
    <style:style style:name="T37" style:family="text">
      <style:text-properties style:font-name-asian="Times New Roman" style:font-name-complex="Calibri"/>
    </style:style>
    <style:style style:name="T38" style:family="text">
      <style:text-properties officeooo:rsid="001bd28c" style:font-name-asian="Times New Roman" style:font-name-complex="Calibri"/>
    </style:style>
    <style:style style:name="T39" style:family="text">
      <style:text-properties fo:background-color="#ffffff" loext:char-shading-value="0" style:font-name-asian="Times New Roman" style:font-name-complex="Calibri"/>
    </style:style>
    <style:style style:name="T40" style:family="text">
      <style:text-properties officeooo:rsid="001bd28c" fo:background-color="#ffffff" loext:char-shading-value="0" style:font-name-asian="Times New Roman" style:font-name-complex="Calibri"/>
    </style:style>
    <style:style style:name="T41" style:family="text">
      <style:text-properties officeooo:rsid="001bd28c"/>
    </style:style>
    <style:style style:name="T42" style:family="text">
      <style:text-properties fo:color="#222222" loext:opacity="100%" style:font-name-asian="Times New Roman" style:language-asian="fr" style:country-asian="FR" style:font-name-complex="Times New Roman"/>
    </style:style>
    <style:style style:name="T43" style:family="text">
      <style:text-properties fo:color="#222222" loext:opacity="100%" fo:font-style="italic" style:font-name-asian="Times New Roman" style:language-asian="fr" style:country-asian="FR" style:font-style-asian="italic" style:font-name-complex="Times New Roman" style:font-style-complex="italic"/>
    </style:style>
    <style:style style:name="T44" style:family="text">
      <style:text-properties fo:color="#222222" loext:opacity="100%" style:font-name="DejaVu Sans" fo:font-size="12pt" style:text-underline-style="none" officeooo:rsid="001ff6e2" style:font-name-asian="Times New Roman" style:font-size-asian="12pt" style:language-asian="fr" style:country-asian="FR" style:font-name-complex="Times New Roman" style:font-size-complex="12pt"/>
    </style:style>
    <style:style style:name="T45" style:family="text">
      <style:text-properties style:font-name="Helvetica" fo:font-size="14pt" fo:font-style="italic" fo:font-weight="normal" style:font-name-asian="Times New Roman" style:font-size-asian="14pt" style:language-asian="fr" style:country-asian="FR" style:font-style-asian="italic" style:font-weight-asian="normal" style:font-name-complex="Helvetica1" style:font-size-complex="14pt" style:font-style-complex="italic" style:font-weight-complex="normal"/>
    </style:style>
    <style:style style:name="T46" style:family="text">
      <style:text-properties fo:color="#595959" loext:opacity="100%" style:font-name="Helvetica" fo:font-size="14pt" fo:font-style="italic" fo:font-weight="normal" style:font-name-asian="Times New Roman" style:font-size-asian="14pt" style:language-asian="fr" style:country-asian="FR" style:font-style-asian="italic" style:font-weight-asian="normal" style:font-name-complex="Helvetica1" style:font-size-complex="14pt" style:font-style-complex="italic"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nalyser et détecter les contenus malveillants d’un fichier doc/docx</text:p>
      <text:p text:style-name="P7"/>
      <text:p text:style-name="P7"/>
      <text:p text:style-name="P23">Depuis ces 10 dernières années, le nombre de tentatives d’intrusions via des fichiers de traitements de textes se sont multipliés. En effet 12% de l’ensemble des intrusions sont passés par des fichiers doc/docx, c’est un outil de premier choix car l’ensemble des usagers utilisent des traitements de textes et se les échanges un grand nombre de fois. Les hackers utilisent cette méthode afin de s’introduire dans les systèmes sécurisés, car ce sont des sources considérées comme fiable par l’ordinateur. </text:p>
      <text:p text:style-name="P23">C’est pourquoi, nous nous sommes demandé :</text:p>
      <text:p text:style-name="P23"/>
      <text:p text:style-name="P24">Comment pouvons-nous analyser et identifier les anomalies d’un fichier docx ?</text:p>
      <text:p text:style-name="P25"/>
      <text:p text:style-name="P25"/>
      <text:p text:style-name="P25"/>
      <text:p text:style-name="P25"/>
      <text:p text:style-name="P25"/>
      <text:p text:style-name="P25"/>
      <text:p text:style-name="P25"/>
      <text:p text:style-name="P26">Sommaire : </text:p>
      <text:p text:style-name="P26"/>
      <text:list xml:id="list1793430581" text:style-name="L1">
        <text:list-item>
          <text:p text:style-name="P57">Constition d’un fichier .docx <text:s text:c="34"/></text:p>
          <text:p text:style-name="P57"/>
        </text:list-item>
        <text:list-item>
          <text:p text:style-name="P57">Méthode d’infection et potentielles vulnérabilitée</text:p>
          <text:p text:style-name="P57"/>
        </text:list-item>
        <text:list-item>
          <text:p text:style-name="P57">Méthode de détection de scritps malveillants <text:s text:c="7"/></text:p>
          <text:p text:style-name="P57"/>
        </text:list-item>
        <text:list-item>
          <text:p text:style-name="P57">Outils et solutions existants <text:s text:c="35"/></text:p>
          <text:p text:style-name="P57"/>
        </text:list-item>
        <text:list-item>
          <text:p text:style-name="P57">Conclusion <text:s text:c="63"/></text:p>
          <text:p text:style-name="P57"/>
        </text:list-item>
        <text:list-item>
          <text:p text:style-name="P57">Sources <text:s text:c="68"/></text:p>
        </text:list-item>
      </text:list>
      <text:p text:style-name="P26"/>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1">Constitution d’un fichier .docx</text:p>
      <text:p text:style-name="P8"/>
      <text:p text:style-name="P5">Il faut déjà différencier, le format « .doc » et le format « .docx », depuis 2007 le format « .docx » à remplacé l’autre format, qui est devenu l’extension standard du Microsoft Office World. Le x de l’extension « .docx » signi<text:span text:style-name="T18">fie</text:span> que le document est encod<text:span text:style-name="T18">é</text:span> dans le format XML <text:span text:style-name="T16">qui permet d’avoir un document plus léger en terme </text:span><text:span text:style-name="T18">d’espace de stockage</text:span><text:span text:style-name="T16">, </text:span><text:span text:style-name="T18">ainsi qu’un meilleur formatage des </text:span><text:span text:style-name="T15">image</text:span><text:span text:style-name="T18">s</text:span><text:span text:style-name="T15">. </text:span><text:span text:style-name="T16">De plus ce format permet une rétrocomptabili</text:span><text:span text:style-name="T18">t</text:span><text:span text:style-name="T16">é</text:span><text:span text:style-name="T18">e</text:span><text:span text:style-name="T16"> avec les version</text:span><text:span text:style-name="T15">s</text:span><text:span text:style-name="T16"> antiérieur</text:span><text:span text:style-name="T18">e</text:span><text:span text:style-name="T15">s</text:span><text:span text:style-name="T16"> à 2007.</text:span></text:p>
      <text:p text:style-name="P5"/>
      <text:p text:style-name="P6">Un fichier « .<text:span text:style-name="T18">docx</text:span> » comprends donc plusieurs fichier<text:span text:style-name="T18">s</text:span> encod<text:span text:style-name="T18">és</text:span> <text:span text:style-name="T18">en</text:span> format XML contenus dans un fichier .<text:span text:style-name="T23">zip</text:span>, le contenu d’un document Word peut donc être visualisé en décompressant le fichier. Pour ce faire, il suffit de renommer le fichier .docx en .zip et de le décompr<text:span text:style-name="T23">e</text:span>sser. L’archive de ce document Word comprends donc un certain nombre de fichiers tels <text:span text:style-name="T23">que </text:span>des fichiers de métadonnées, et le document <text:span text:style-name="T23">en lui même</text:span>. </text:p>
      <text:p text:style-name="P6"/>
      <text:p text:style-name="P6">Les fichiers <text:span text:style-name="T23">de </text:span>métadonnées sont utilisés par le logiciel pour rechercher la relations entre les différents fichiers <text:span text:style-name="T23">de l’archive </text:span>et pour localiser le contenu du document, ainsi que les références. Chaque relation peut être identifée grâce à un identifiant de relation unique et spécifie le fichier XML référence comme cible. </text:p>
      <text:p text:style-name="P27"/>
      <text:p text:style-name="P32">&lt;Relationship Id#"rId1" Type#"http://schemas.openxmlformats.org/officeDocument/2006/relationships/officeDocument" Target#"word/document.xml"/&gt;.</text:p>
      <text:p text:style-name="P9"/>
      <text:p text:style-name="P2">Un exemple de fichier de relations dans le fichier « _rels ».</text:p>
      <text:p text:style-name="P2"/>
      <text:p text:style-name="P2">Un document peut aussi contenir plusieurs type des médias, comme des images, de thèmes, des vidéos. Le [content_types].xml contient des informations sur les types de médias présents dans le document. </text:p>
      <text:p text:style-name="P2"/>
      <text:p text:style-name="P1"><text:soft-page-break/><text:span text:style-name="Source_20_Text"><text:span text:style-name="T13">&lt;Override PartName#"/word/document.xml"ContentType#"application/vnd.openxmlformats-officedocument.wordprocessingml.document.main+xml"/&gt;</text:span></text:span></text:p>
      <text:p text:style-name="P1"><text:span text:style-name="Source_20_Text"><text:span text:style-name="T9"/></text:span></text:p>
      <text:p text:style-name="P1"><text:span text:style-name="Source_20_Text"><text:span text:style-name="T8">Le contenu est donc affiché comme ci dessus. </text:span></text:span></text:p>
      <text:p text:style-name="P1"><text:span text:style-name="Source_20_Text"><text:span text:style-name="T10"/></text:span></text:p>
      <text:p text:style-name="P3"><text:span text:style-name="Source_20_Text"><text:span text:style-name="T1">Les informations sur les ressources, telles que les images intégrées dans le document, sont référencées dans ce fichier XML : « _rels/document.xml.rels ».</text:span></text:span></text:p>
      <text:p text:style-name="P3"><text:span text:style-name="Source_20_Text"><text:span text:style-name="T1">Nous pouvons aussi retrouver les polices utilisées, </text:span></text:span><text:span text:style-name="Source_20_Text"><text:span text:style-name="T2">les styles,les web_settings, </text:span></text:span><text:span text:style-name="Source_20_Text"><text:span text:style-name="T3">les footers, headers ainsi que les notes</text:span></text:span><text:span text:style-name="Source_20_Text"><text:span text:style-name="T2"> utilisées dans le document dans des des fichiers distin</text:span></text:span><text:span text:style-name="Source_20_Text"><text:span text:style-name="T6">c</text:span></text:span><text:span text:style-name="Source_20_Text"><text:span text:style-name="T2">t aux formats XML. </text:span></text:span></text:p>
      <text:p text:style-name="P3"><text:span text:style-name="Source_20_Text"><text:span text:style-name="T2">Le contenu principal du document se trouve donc dans le fichier « document.xml ». Ce contenu est représenté par une variété de nœud</text:span></text:span><text:span text:style-name="Source_20_Text"><text:span text:style-name="T6">s</text:span></text:span><text:span text:style-name="Source_20_Text"><text:span text:style-name="T2"> qui sont fait selon les spécifications d’OpenOffice XML. Chaque nœud à un d</text:span></text:span><text:span text:style-name="Source_20_Text"><text:span text:style-name="T6">é</text:span></text:span><text:span text:style-name="Source_20_Text"><text:span text:style-name="T2">but et une fin qui englobent soit d’autre</text:span></text:span><text:span text:style-name="Source_20_Text"><text:span text:style-name="T6">s</text:span></text:span><text:span text:style-name="Source_20_Text"><text:span text:style-name="T2"> nœuds, soit le contenu de l’entête ou du corp</text:span></text:span><text:span text:style-name="Source_20_Text"><text:span text:style-name="T6">s</text:span></text:span><text:span text:style-name="Source_20_Text"><text:span text:style-name="T2"> du document. </text:span></text:span></text:p>
      <text:p text:style-name="P4"><text:span text:style-name="Source_20_Text"><text:span text:style-name="T6">Quelques exemples :</text:span></text:span></text:p>
      <text:p text:style-name="P3"><text:span text:style-name="Source_20_Text"><text:span text:style-name="T11">&lt;w:document&gt; </text:span></text:span><text:span text:style-name="Source_20_Text"><text:span text:style-name="T12">-</text:span></text:span><text:span text:style-name="Source_20_Text"><text:span text:style-name="T2">Représente l'élément racine du contenu principal du fichier.</text:span></text:span></text:p>
      <text:p text:style-name="P3"><text:span text:style-name="Source_20_Text"><text:span text:style-name="T11">&lt;w:body&gt; </text:span></text:span><text:span text:style-name="Source_20_Text"><text:span text:style-name="T12">-</text:span></text:span><text:span text:style-name="Source_20_Text"><text:span text:style-name="T2">Représente le corps du document qui peut comprendre de nombreux autres nœuds d'éléments tels que des paragraphes, des tableaux et des sections.</text:span></text:span></text:p>
      <text:p text:style-name="P3"><text:span text:style-name="Source_20_Text"><text:span text:style-name="T3">Les paragraphes sont les principau</text:span></text:span><text:span text:style-name="Source_20_Text"><text:span text:style-name="T6">x</text:span></text:span><text:span text:style-name="Source_20_Text"><text:span text:style-name="T3"> détenteur</text:span></text:span><text:span text:style-name="Source_20_Text"><text:span text:style-name="T6">s</text:span></text:span><text:span text:style-name="Source_20_Text"><text:span text:style-name="T3"> de contenu dans un document, ils sont représenté</text:span></text:span><text:span text:style-name="Source_20_Text"><text:span text:style-name="T6">s</text:span></text:span><text:span text:style-name="Source_20_Text"><text:span text:style-name="T3"> par l’élément &lt;w:p&gt;, un paragraphe se compose d’un</text:span></text:span><text:span text:style-name="Source_20_Text"><text:span text:style-name="T6">e</text:span></text:span><text:span text:style-name="Source_20_Text"><text:span text:style-name="T3"> ou plusieurs séquences &lt;w:r&gt; qui contien</text:span></text:span><text:span text:style-name="Source_20_Text"><text:span text:style-name="T6">nen</text:span></text:span><text:span text:style-name="Source_20_Text"><text:span text:style-name="T3">t le texte réel du paragraphe. En plus de conten</text:span></text:span><text:span text:style-name="Source_20_Text"><text:span text:style-name="T6">i</text:span></text:span><text:span text:style-name="Source_20_Text"><text:span text:style-name="T3">r du texte, les paragraphes peuvent aussi contenir d’autres éléments, tels que des hyperliens </text:span></text:span><text:span text:style-name="Source_20_Text"><text:span text:style-name="T6">ou</text:span></text:span><text:span text:style-name="Source_20_Text"><text:span text:style-name="T3"> des commentaires. </text:span></text:span></text:p>
      <text:p text:style-name="P3"><text:span text:style-name="Source_20_Text"><text:span text:style-name="T4">Dans un document Word chaque en-tête est spécifi</text:span></text:span><text:span text:style-name="Source_20_Text"><text:span text:style-name="T6">que</text:span></text:span><text:span text:style-name="Source_20_Text"><text:span text:style-name="T4"> à une partie du document. C’est à dire que chaque en-tête à une relation explicite avec le fichier « document.xml.rels » pour la partie du document principal. Chaque en-tête sera donc contenu dans un fichier séparé au sein du packag</text:span></text:span><text:span text:style-name="Source_20_Text"><text:span text:style-name="T7">e</text:span></text:span><text:span text:style-name="Source_20_Text"><text:span text:style-name="T4"> et les fichiers seront référenc</text:span></text:span><text:span text:style-name="Source_20_Text"><text:span text:style-name="T5">és dans le docume</text:span></text:span><text:span text:style-name="Source_20_Text"><text:span text:style-name="T7">nt</text:span></text:span><text:span text:style-name="Source_20_Text"><text:span text:style-name="T5"> « document.xml.rels ». Le glossaire peut également avoir des en-têtes, donc avoir des relations explicites. </text:span></text:span></text:p>
      <text:p text:style-name="P3"><text:span text:style-name="Source_20_Text"><text:span text:style-name="T5">Voici un exemple : </text:span></text:span></text:p>
      <text:p text:style-name="P2"><text:span text:style-name="Source_20_Text"><text:span text:style-name="T14">&lt;Relations xmls="..."&gt;</text:span></text:span></text:p>
      <text:p text:style-name="P33">&lt;Relationship Id="rId6" Type="http://.../footer" Target="header1.xml"/&gt;</text:p>
      <text:p text:style-name="P33">&lt;Relationship Id="rId8" Type="http://.../footer" Target="header2.xml"/&gt;</text:p>
      <text:p text:style-name="P34">&lt;/Relations&gt;</text:p>
      <text:p text:style-name="P28"/>
      <text:p text:style-name="P29">Le document fait référence aux en-têtes avec un élément « headerReference » dans l' élément « sectPr »de la section.</text:p>
      <text:p text:style-name="P29"/>
      <text:p text:style-name="P30">La partie Header a un élément racine « <text:span text:style-name="T17">hdr »</text:span>qui spécifie le contenu de tout en-tête faisant référence à la partie Header. Le contenu de l' élément <text:soft-page-break/>« <text:span text:style-name="T17">hdr »</text:span>est similaire à celui de l' élément « <text:span text:style-name="T17">body »</text:span>et contient un balisage au niveau du bloc qui peut exister en tant qu'élément frère des paragraphes. </text:p>
      <text:p text:style-name="P38"/>
      <text:p text:style-name="P37">&lt;w:hdr xmlns:ve= ... &gt;</text:p>
      <text:p text:style-name="P33">&lt;w:p&gt;</text:p>
      <text:p text:style-name="P35">&lt;w:pPr&gt;</text:p>
      <text:p text:style-name="P36">&lt;w:pStyle w:val="En-tête"/&gt;</text:p>
      <text:p text:style-name="P35">&lt;/w:pPr&gt;</text:p>
      <text:p text:style-name="P35">&lt;w:r&gt;</text:p>
      <text:p text:style-name="P36">&lt;w:t&gt;En-tête par défaut&lt;/w:t&gt;</text:p>
      <text:p text:style-name="P35">&lt;/w:r&gt;</text:p>
      <text:p text:style-name="P33">&lt;/w:p&gt;</text:p>
      <text:p text:style-name="P34">&lt;/w:hdr&gt;</text:p>
      <text:p text:style-name="P30"/>
      <text:p text:style-name="P30">Un exemple de contenu de la partie header1.xml</text:p>
      <text:p text:style-name="P30"/>
      <text:p text:style-name="P30"/>
      <text:p text:style-name="P30"/>
      <text:p text:style-name="P40">Méthode d’infection et potentielles vulnérabilité<text:span text:style-name="T41">e</text:span>s</text:p>
      <text:p text:style-name="P17"/>
      <text:p text:style-name="P10"><text:span text:style-name="T32">L’u</text:span>tilisation de macro <text:span text:style-name="T32">contenues</text:span> dans le<text:span text:style-name="T32">s</text:span> fichier<text:span text:style-name="T32">s « .docx »</text:span>, c’est-à-dire des programmes qui s’<text:span text:style-name="T32">é</text:span>x<text:span text:style-name="T32">e</text:span>cutent <text:span text:style-name="T32">simultanément.</text:span> <text:span text:style-name="T32">Cette ma</text:span><text:span text:style-name="T41">c</text:span><text:span text:style-name="T32">ro </text:span><text:span text:style-name="T41">exploite donc une vulnérabilitée majeure des « .docx » en permetant l’excution d’un script potentiellement malveillant sur la machine concernée. Ainsi, cette méthode permet l’installation d’un virus et/ou la suppression de fichiers nécessaires au bon fonctionnement de la machine.</text:span></text:p>
      <text:p text:style-name="P10"/>
      <text:p text:style-name="P15">Exemple d’un virus de type Trojan utilisé via un .docx :</text:p>
      <text:p text:style-name="P11"/>
      <text:p text:style-name="P48"><text:span text:style-name="T22">Trojan</text:span><text:span text:style-name="T19"> bancaire : </text:span><text:a xlink:type="simple" xlink:href="https://threats.kaspersky.com/fr/threat/Trojan-Spy.Win32.Ursnif/" text:style-name="Internet_20_link" text:visited-style-name="Visited_20_Internet_20_Link"><text:span text:style-name="Internet_20_link"><text:span text:style-name="T19">https://threats.kaspersky.com/fr/threat/Trojan-Spy.Win32.Ursnif/</text:span></text:span></text:a></text:p>
      <text:p text:style-name="P48"><text:span text:style-name="Internet_20_link"><text:span text:style-name="T19"/></text:span></text:p>
      <text:p text:style-name="P10"><text:span text:style-name="T37">Les victimes pens</text:span><text:span text:style-name="T38">ent</text:span><text:span text:style-name="T37"> qu’il s’agi</text:span><text:span text:style-name="T38">t </text:span><text:span text:style-name="T37">d’un avis de paiement.</text:span></text:p>
      <text:p text:style-name="P10"><text:span text:style-name="T39">Si la victime ouvr</text:span><text:span text:style-name="T40">e</text:span><text:span text:style-name="T39"> le fichier et autori</text:span><text:span text:style-name="T40">se</text:span><text:span text:style-name="T39"> les macros (désactivées par défaut pour des raisons de sécurité), </text:span><text:span text:style-name="T40">le Trojan</text:span><text:span text:style-name="T39"> se télécharge et s’instal</text:span><text:span text:style-name="T40">le</text:span><text:span text:style-name="T39"> sur l’ordinateur.</text:span></text:p>
      <text:p text:style-name="P12"/>
      <text:p text:style-name="P48"><text:span text:style-name="T30">Généralement, l</text:span><text:span text:style-name="T29">'utilisateur </text:span><text:span text:style-name="T30">choisit d’ouvir </text:span><text:span text:style-name="T29">le document puis, selon la configuration de la suite Office, une interaction est nécessaire pour infecter l'ordinateur.</text:span><text:span text:style-name="T31"><text:line-break/></text:span><text:span text:style-name="T29">En effet, le but est de faire exécuter une macro</text:span><text:span text:style-name="T30"> qui </text:span><text:span text:style-name="T29">peut alors exécuter à son tour un script, afin de télécharger un </text:span><text:span text:style-name="T30">T</text:span><text:span text:style-name="T29">rojan.</text:span></text:p>
      <text:p text:style-name="P51"/>
      <text:p text:style-name="P46"/>
      <text:p text:style-name="P46"/>
      <text:p text:style-name="P46"/>
      <text:p text:style-name="P46"/>
      <text:p text:style-name="P46"/>
      <text:p text:style-name="P46"/>
      <text:p text:style-name="P46"/>
      <text:p text:style-name="P46"/>
      <text:p text:style-name="P46"><text:soft-page-break/></text:p>
      <text:p text:style-name="P45"><text:span text:style-name="T34">Méthode de détection de script</text:span><text:span text:style-name="T35">s</text:span><text:span text:style-name="T34"> malveillants</text:span></text:p>
      <text:p text:style-name="P47"/>
      <text:p text:style-name="P13">La principale méthode de détection de scripts malveillants dans un .docx consiste à analyser son contenu et à déterminer si il y a des anomalies dans le code de ce dernier. En effet, une macro prends souvent la forme d’un bout de code injecté, souvent obfusqué de facon à rendre sa détection plus complexe.</text:p>
      <text:p text:style-name="P13"/>
      <text:p text:style-name="P18"><text:span text:style-name="T35">Si le fichier que vous essayer d’ouvir contient une macro ( malveillante ou non) </text:span><text:span text:style-name="T36">alors </text:span><text:span text:style-name="T33">Word vous met en garde : « </text:span><text:span text:style-name="T28">Attention aux fichiers provenant d'un emplacement internet, car ils peuvent contenir des virus. »</text:span></text:p>
      <text:p text:style-name="P52"/>
      <text:p text:style-name="P10"><text:span text:style-name="T25">Si on autorise les modifications, on est alors invité à exécuter la macro à travers le bouton "</text:span><text:span text:style-name="T28">Activer le contenu</text:span><text:span text:style-name="T25">".</text:span></text:p>
      <text:p text:style-name="P53"/>
      <text:p text:style-name="P10"><text:span text:style-name="T26">Les outils de sécurité dédiés </text:span><text:span text:style-name="T27">comme les antivirus ou les sites d’analyse </text:span><text:span text:style-name="T26"><text:s/>peuvent également contribuer à stopper les logiciels malveillants avant qu'ils n'atteignent votre système.</text:span></text:p>
      <text:p text:style-name="P54"/>
      <text:p text:style-name="P54"/>
      <text:p text:style-name="P54"/>
      <text:p text:style-name="P42">Outils et solutions existants</text:p>
      <text:p text:style-name="P42"/>
      <text:p text:style-name="P44"><text:span text:style-name="T42">Dans un premier temps <text:s/>et même si c’est plus facile à dire qu’à appliquer au quotidien la meilleure protection reste la vigilance. L’usager est la première </text:span><text:span text:style-name="T43">« proie »</text:span><text:span text:style-name="T42"> facile qui permet aux logiciels malveillants de s’infiltrer dans un PC. La méfiance est donc la première protection à utiliser et surtout à mettre en œuvre !</text:span></text:p>
      <text:p text:style-name="P56">Utiliser un antivirus vous permet donc d’analyser en temps réelles votre système et de vous alerter lorsqu’il pense avoir détecté une menace. </text:p>
      <text:p text:style-name="P49"><text:span text:style-name="T44">L’utilisation de site internet comme </text:span><text:a xlink:type="simple" xlink:href="https://www.virustotal.com/gui/home/upload" text:style-name="Internet_20_link" text:visited-style-name="Visited_20_Internet_20_Link">VirusTotal</text:a><text:span text:style-name="T44"> qui permette la détection de malware.</text:span></text:p>
      <text:p text:style-name="P56">L’utilisation de machine virtuelle vous permet aussi de ne pas vous faire infecter, ainsi que l’utilisation d’ordinateur test. </text:p>
      <text:p text:style-name="P56">Effectuer fréquemment des sauvegardes de votre système et de les stocker dans un stockage externe ou serveur. </text:p>
      <text:p text:style-name="P43"/>
      <text:p text:style-name="P43"/>
      <text:p text:style-name="P43"/>
      <text:p text:style-name="P43"/>
      <text:p text:style-name="P43"/>
      <text:p text:style-name="P43"><text:soft-page-break/>Conclusion</text:p>
      <text:p text:style-name="P43"/>
      <text:p text:style-name="P55">Nous pouvons donc en conclure que l’utilisation de macro injecté dans le code du document, permette le téléchargement de script malveillant et donc l’infection du système de l’utilisateur. Le plus souvent situé dans l’en-tête et le corps d’un document. Il existe déjà des outils et des méthode de détections, comme les anti virus, site internet et autres.</text:p>
      <text:p text:style-name="P14"/>
      <text:p text:style-name="P43">Sources</text:p>
      <text:p text:style-name="P43"/>
      <text:p text:style-name="P48"><text:a xlink:type="simple" xlink:href="https://www.sophos.com/en-us/security-news-trends/security-trends/the-rise-of-document-based-malware.aspx" text:style-name="Internet_20_link" text:visited-style-name="Visited_20_Internet_20_Link"><text:span text:style-name="T21">https://www.sophos.com/en-us/security-news-trends/security-trends/the-rise-of-document-based-malware.aspx</text:span></text:a></text:p>
      <text:p text:style-name="P48"><text:a xlink:type="simple" xlink:href="https://www.malekal.com/virus-office-word-excel/" text:style-name="Internet_20_link" text:visited-style-name="Visited_20_Internet_20_Link"><text:span text:style-name="T21">https://www.malekal.com/virus-office-word-excel/</text:span></text:a></text:p>
      <text:p text:style-name="P39"><text:a xlink:type="simple" xlink:href="https://gcn.com/articles/1997/06/30/seen-any-dot-files-if-so-you-probably-have-a-macro-virus-infection.aspx?m=1" text:style-name="Internet_20_link" text:visited-style-name="Visited_20_Internet_20_Link"><text:span text:style-name="T33">https://gcn.com/articles/1997/06/30/seen-any-dot-files-if-so-you-probably-have-a-macro-virus-infection.aspx?m=1</text:span></text:a></text:p>
      <text:p text:style-name="P31"><text:a xlink:type="simple" xlink:href="http://officeopenxml.com/WPcontentOverview.php" text:style-name="Internet_20_link" text:visited-style-name="Visited_20_Internet_20_Link"><text:span text:style-name="T19">http://officeopenxml.com/WPcontentOverview.php</text:span></text:a></text:p>
      <text:p text:style-name="P31"><text:a xlink:type="simple" xlink:href="https://docs.fileformat.com/word-processing/docx/" text:style-name="Internet_20_link" text:visited-style-name="Visited_20_Internet_20_Link"><text:span text:style-name="T19">https://docs.fileformat.com/word-processing/docx/</text:span></text:a></text:p>
      <text:p text:style-name="P50"><text:a xlink:type="simple" xlink:href="https://trailofbits.github.io/ctf/forensics/" text:style-name="Internet_20_link" text:visited-style-name="Visited_20_Internet_20_Link"><text:span text:style-name="T20">https://trailofbits.github.io/ctf/forensics/</text:span></text:a></text:p>
      <text:p text:style-name="P16"><text:a xlink:type="simple" xlink:href="https://www.malekal.com/virus-office-word-excel/" text:style-name="Internet_20_link" text:visited-style-name="Visited_20_Internet_20_Link"><text:span text:style-name="T24">https://www.malekal.com/virus-office-word-excel/</text:span></text:a></text:p>
      <text:p text:style-name="P19"><text:a xlink:type="simple" xlink:href="https://www.pandasecurity.com/fr/mediacenter/malware/quest-ce-quun-malware/" text:style-name="Internet_20_link" text:visited-style-name="Visited_20_Internet_20_Link"><text:span text:style-name="Internet_20_link"><text:span text:style-name="T45">https://www.pandasecurity.com/fr/mediacenter/malware/quest-ce-quun-malware/</text:span></text:span></text:a></text:p>
      <text:p text:style-name="P19"><text:a xlink:type="simple" xlink:href="https://geniorama.com/comment-se-proteger-contre-les-logiciels-malveillants/" text:style-name="Internet_20_link" text:visited-style-name="Visited_20_Internet_20_Link"><text:span text:style-name="Internet_20_link"><text:span text:style-name="T45">https://geniorama.com/comment-se-proteger-contre-les-logiciels-malveillants/</text:span></text:span></text:a><text:span text:style-name="Internet_20_link"><text:span text:style-name="T46"> </text:span></text:span></text:p>
      <text:p text:style-name="P20"/>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DejaVu Sans" svg:font-family="'DejaVu Sans'" style:font-family-generic="swiss"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6:08:19.220733190</meta:creation-date>
    <dc:date>2021-12-09T15:37:09.649597288</dc:date>
    <meta:editing-duration>PT37M52S</meta:editing-duration>
    <meta:editing-cycles>5</meta:editing-cycles>
    <meta:generator>LibreOffice/7.2.2.2$Linux_X86_64 LibreOffice_project/20$Build-2</meta:generator>
    <meta:document-statistic meta:table-count="0" meta:image-count="0" meta:object-count="0" meta:page-count="6" meta:paragraph-count="76" meta:word-count="1273" meta:character-count="9180" meta:non-whitespace-character-count="7759"/>
  </office:meta>
</office:document-meta>
</file>